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097b2f" officeooo:paragraph-rsid="00097b2f"/>
    </style:style>
    <style:style style:name="P3" style:family="paragraph" style:parent-style-name="Standard">
      <style:paragraph-properties fo:text-align="center" style:justify-single-word="false"/>
      <style:text-properties officeooo:rsid="00097b2f" officeooo:paragraph-rsid="00097b2f"/>
    </style:style>
    <style:style style:name="P4" style:family="paragraph" style:parent-style-name="Standard">
      <style:paragraph-properties fo:text-align="justify" style:justify-single-word="false"/>
      <style:text-properties officeooo:rsid="000a6eec" officeooo:paragraph-rsid="000a6eec"/>
    </style:style>
    <style:style style:name="P5" style:family="paragraph" style:parent-style-name="Standard">
      <style:paragraph-properties fo:text-align="justify" style:justify-single-word="false"/>
      <style:text-properties officeooo:rsid="000a6eec" officeooo:paragraph-rsid="000e83b6"/>
    </style:style>
    <style:style style:name="T1" style:family="text">
      <style:text-properties officeooo:rsid="000a6eec"/>
    </style:style>
    <style:style style:name="T2" style:family="text">
      <style:text-properties officeooo:rsid="000aea35"/>
    </style:style>
    <style:style style:name="T3" style:family="text">
      <style:text-properties fo:font-weight="bold" officeooo:rsid="000aea35" style:font-weight-asian="bold" style:font-weight-complex="bold"/>
    </style:style>
    <style:style style:name="T4" style:family="text">
      <style:text-properties officeooo:rsid="000d0a90"/>
    </style:style>
    <style:style style:name="T5" style:family="text">
      <style:text-properties officeooo:rsid="000e83b6"/>
    </style:style>
    <style:style style:name="T6" style:family="text">
      <style:text-properties officeooo:rsid="000f22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LanzaSurf</text:p>
      <text:p text:style-name="P2"/>
      <text:p text:style-name="P2">La empresa <text:span text:style-name="T5">VicSurf</text:span> necesita una base de datos para informatizar su tienda localizada en <text:span text:style-name="T4">Famara</text:span>. Dicha empresa es la encargada de vender productos a sus clientes y ademas proporciona cursos de Surfing para que las personas puedan seguir mejorando sus capacidades.</text:p>
      <text:p text:style-name="P2"/>
      <text:p text:style-name="P2">Esta tienda tiene <text:span text:style-name="T2">un</text:span> proveedor, IndusSurf, est<text:span text:style-name="T2">e</text:span> proveedor se encarga de suministrar <text:span text:style-name="T1">variedad de</text:span> productos a la tienda. <text:span text:style-name="T1">Estos productos son comprados por los clientes, un cliente puede comprar muchos productos pero un producto solo puede ser de un cliente.</text:span></text:p>
      <text:p text:style-name="P2"/>
      <text:p text:style-name="P5">Los clientes de <text:span text:style-name="T5">VicSurf</text:span> son atendidos por los empleados. Un empleado atiende a muchos clientes, pero un cliente será atendido por un solo empleado.</text:p>
      <text:p text:style-name="P4"/>
      <text:p text:style-name="P5"><text:span text:style-name="T5">VicSurf</text:span> es una de las empresas de Lanzarote que dicta cursos de Surf en la playa de Famara, para que así la tienda pueda ser mas conocida y ademas proporcionar y enseñar nuevas habilidades a los amantes de este deporte. <text:span text:style-name="T2">La tienda tiene disponible tres cursos (</text:span><text:span text:style-name="T3">Iniciación en surf, surf intermedio y el curso de Surf experto )</text:span><text:span text:style-name="T2">. Los clientes pueden hacer </text:span><text:span text:style-name="T6">varios</text:span><text:span text:style-name="T2"> curso </text:span><text:span text:style-name="T5">a la vez y dichos cursos pueden participar muchos clientes</text:span><text:span text:style-name="T2">. </text:span><text:span text:style-name="T5">Es de decir que las personas encargadas de dictar los cursos son empleados, mes decir que un empleado puede ser instructor.</text:span></text:p>
      <text:p text:style-name="P4"/>
      <text:p text:style-name="P4"/>
      <text:p text:style-name="P4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1:58:21.664857439</meta:creation-date>
    <dc:date>2023-06-01T09:16:20.973180536</dc:date>
    <meta:editing-duration>PT32M40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5" meta:word-count="201" meta:character-count="1221" meta:non-whitespace-character-count="1025"/>
  </office:meta>
</office:document-meta>
</file>